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fo:border="none" style:rotation-align="none"/>
    </style:style>
    <style:style style:name="ce7" style:family="table-cell" style:parent-style-name="Default" style:data-style-name="N127">
      <style:table-cell-properties style:diagonal-bl-tr="none" style:diagonal-tl-br="none" fo:border="none" style:rotation-align="none"/>
    </style:style>
    <style:style style:name="ce8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 style:data-style-name="N2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7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27">
      <style:table-cell-properties style:rotation-align="none"/>
    </style:style>
    <style:style style:name="ce12" style:family="table-cell" style:parent-style-name="Default" style:data-style-name="N128">
      <style:table-cell-properties style:rotation-align="none"/>
    </style:style>
    <style:style style:name="ce13" style:family="table-cell" style:parent-style-name="Default" style:data-style-name="N128">
      <style:table-cell-properties style:diagonal-bl-tr="none" style:diagonal-tl-br="none" fo:border="none" style:rotation-align="none"/>
    </style:style>
    <style:style style:name="ce14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2.49pt double-thin #000000" style:border-line-width-bottom="0.51pt 1.5pt 0.51pt" fo:background-color="#d9d9d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fo:border="none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ykker</text:p>
          </table:table-cell>
          <table:table-cell table:style-name="ce5" office:value-type="string" calcext:value-type="string">
            <text:p>Skaller (kg)</text:p>
          </table:table-cell>
          <table:table-cell table:style-name="ce5" office:value-type="string" calcext:value-type="string">
            <text:p>BMS (g)</text:p>
          </table:table-cell>
          <table:table-cell table:style-name="ce5" office:value-type="string" calcext:value-type="string">
            <text:p>Total (g)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ing area</text:p>
          </table:table-cell>
          <table:table-cell table:style-name="ce1" office:value-type="string" calcext:value-type="string">
            <text:p>Skrab</text:p>
          </table:table-cell>
          <table:table-cell table:style-name="ce5" office:value-type="string" calcext:value-type="string">
            <text:p>Total fangst (kg)</text:p>
          </table:table-cell>
          <table:table-cell table:style-name="ce15" office:value-type="string" calcext:value-type="string">
            <text:p>Total (kg)</text:p>
          </table:table-cell>
          <table:table-cell table:style-name="ce15" office:value-type="string" calcext:value-type="string">
            <text:p>BMS (kg)</text:p>
          </table:table-cell>
          <table:table-cell table:style-name="ce5" office:value-type="string" calcext:value-type="string">
            <text:p>BMS (kg)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.1" calcext:value-type="float">
            <text:p>65.1</text:p>
          </table:table-cell>
          <table:table-cell table:style-name="ce16" office:value-type="float" office:value="9.3" calcext:value-type="float">
            <text:p>9.3</text:p>
          </table:table-cell>
          <table:table-cell table:style-name="ce16" office:value-type="float" office:value="6.75" calcext:value-type="float">
            <text:p>6.75</text:p>
          </table:table-cell>
          <table:table-cell table:style-name="ce7" table:formula="of:=([.J2]/[.I2])*[.H2]" office:value-type="float" office:value="47.25" calcext:value-type="float">
            <text:p>47.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2.1" calcext:value-type="float">
            <text:p>72.1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2.65" calcext:value-type="float">
            <text:p>2.65</text:p>
          </table:table-cell>
          <table:table-cell table:style-name="ce7" table:formula="of:=([.J3]/[.I3])*[.H3]" office:value-type="float" office:value="56.1955882352941" calcext:value-type="float">
            <text:p>56.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52" calcext:value-type="float">
            <text:p>0.5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52" calcext:value-type="float">
            <text:p>0.5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1" calcext:value-type="float">
            <text:p>1.1</text:p>
          </table:table-cell>
          <table:table-cell table:style-name="ce7" table:formula="of:=([.J12]/[.I12])*[.H12]" office:value-type="float" office:value="5.92307692307692" calcext:value-type="float">
            <text:p>5.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1.55" calcext:value-type="float">
            <text:p>1.55</text:p>
          </table:table-cell>
          <table:table-cell table:style-name="ce7" table:formula="of:=([.J13]/[.I13])*[.H13]" office:value-type="float" office:value="9.62068965517241" calcext:value-type="float">
            <text:p>9.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15" calcext:value-type="float">
            <text:p>1.1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1.85" calcext:value-type="float">
            <text:p>1.8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6"/>
          <table:table-cell table:style-name="ce7" office:value-type="float" office:value="1.45" calcext:value-type="float">
            <text:p>1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1.9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0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27" calcext:value-type="float">
            <text:p>0.27</text:p>
          </table:table-cell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1" calcext:value-type="float">
            <text:p>1.1</text:p>
          </table:table-cell>
          <table:table-cell table:style-name="ce7" table:formula="of:=([.J32]/[.I32])*[.H32]" office:value-type="float" office:value="5.92307692307692" calcext:value-type="float">
            <text:p>5.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1.8" calcext:value-type="float">
            <text:p>1.8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1.55" calcext:value-type="float">
            <text:p>1.55</text:p>
          </table:table-cell>
          <table:table-cell table:style-name="ce7" table:formula="of:=([.J33]/[.I33])*[.H33]" office:value-type="float" office:value="9.62068965517241" calcext:value-type="float">
            <text:p>9.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float" office:value="3.7" calcext:value-type="float">
            <text:p>3.7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93" calcext:value-type="float">
            <text:p>0.93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0.63" calcext:value-type="float">
            <text:p>0.63</text:p>
          </table:table-cell>
          <table:table-cell table:style-name="ce7" office:value-type="float" office:value="2.4" calcext:value-type="float">
            <text:p>2.4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table:style-name="ce7" office:value-type="float" office:value="1.3" calcext:value-type="float">
            <text:p>1.3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7" office:value-type="float" office:value="0.35" calcext:value-type="float">
            <text:p>0.4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 office:value-type="float" office:value="0.47" calcext:value-type="float">
            <text:p>0</text:p>
          </table:table-cell>
          <table:table-cell table:style-name="ce7" office:value-type="float" office:value="0.95" calcext:value-type="float">
            <text:p>1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6"/>
          <table:table-cell table:style-name="ce7" office:value-type="float" office:value="1.15" calcext:value-type="float">
            <text:p>1.2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float" office:value="0.6" calcext:value-type="float">
            <text:p>0.6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0" office:value-type="float" office:value="0.7" calcext:value-type="float">
            <text:p>0.7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0.45" calcext:value-type="float">
            <text:p>0.4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.5" calcext:value-type="float">
            <text:p>68.5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1.2" calcext:value-type="float">
            <text:p>1.2</text:p>
          </table:table-cell>
          <table:table-cell table:style-name="ce7" table:formula="of:=([.J52]/[.I52])*[.H52]" office:value-type="float" office:value="28.8421052631579" calcext:value-type="float">
            <text:p>28.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1" calcext:value-type="float">
            <text:p>1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16" office:value-type="float" office:value="2.95" calcext:value-type="float">
            <text:p>2.95</text:p>
          </table:table-cell>
          <table:table-cell table:style-name="ce16" office:value-type="float" office:value="1.15" calcext:value-type="float">
            <text:p>1.15</text:p>
          </table:table-cell>
          <table:table-cell table:style-name="ce7" table:formula="of:=([.J53]/[.I53])*[.H53]" office:value-type="float" office:value="31.5762711864407" calcext:value-type="float">
            <text:p>31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14" calcext:value-type="float">
            <text:p>0.14</text:p>
          </table:table-cell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2.5" calcext:value-type="float">
            <text:p>2.5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1.25" calcext:value-type="float">
            <text:p>1.2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0.37" calcext:value-type="float">
            <text:p>0.37</text:p>
          </table:table-cell>
          <table:table-cell table:style-name="ce12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2" office:value-type="float" office:value="3.8" calcext:value-type="float">
            <text:p>3.8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2.95" calcext:value-type="float">
            <text:p>2.9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3" office:value-type="float" office:value="1.6" calcext:value-type="float">
            <text:p>1.6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style-name="ce13" office:value-type="float" office:value="2.75" calcext:value-type="float">
            <text:p>2.7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13" office:value-type="float" office:value="0.125" calcext:value-type="float">
            <text:p>0.12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9" office:value-type="float" office:value="0.01" calcext:value-type="float">
            <text:p>0.01</text:p>
          </table:table-cell>
          <table:table-cell table:style-name="ce13" office:value-type="float" office:value="0.025" calcext:value-type="float">
            <text:p>0.02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13" office:value-type="float" office:value="0.775" calcext:value-type="float">
            <text:p>0.77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float" office:value="0.775" calcext:value-type="float">
            <text:p>0.77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 office:value-type="float" office:value="0.32" calcext:value-type="float">
            <text:p>0</text:p>
          </table:table-cell>
          <table:table-cell table:style-name="ce14" office:value-type="float" office:value="1.35" calcext:value-type="float">
            <text:p>1.3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0.725" calcext:value-type="float">
            <text:p>0.72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16" office:value-type="float" office:value="2.15" calcext:value-type="float">
            <text:p>2.15</text:p>
          </table:table-cell>
          <table:table-cell table:style-name="ce16" office:value-type="float" office:value="0.65" calcext:value-type="float">
            <text:p>0.65</text:p>
          </table:table-cell>
          <table:table-cell table:style-name="ce7" table:formula="of:=([.J72]/[.I72])*[.H72]" office:value-type="float" office:value="22.6744186046512" calcext:value-type="float">
            <text:p>22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0.325" calcext:value-type="float">
            <text:p>0.32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1.75" calcext:value-type="float">
            <text:p>1.75</text:p>
          </table:table-cell>
          <table:table-cell table:style-name="ce7" table:formula="of:=([.J73]/[.I73])*[.H73]" office:value-type="float" office:value="28.6363636363636" calcext:value-type="float">
            <text:p>28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12" office:value-type="float" office:value="1.05" calcext:value-type="float">
            <text:p>1.0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0.025" calcext:value-type="float">
            <text:p>0.02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0.9" calcext:value-type="float">
            <text:p>0.9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125" calcext:value-type="float">
            <text:p>0.125</text:p>
          </table:table-cell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15" calcext:value-type="float">
            <text:p>0.15</text:p>
          </table:table-cell>
          <table:table-cell table:style-name="ce13" office:value-type="float" office:value="0.35" calcext:value-type="float">
            <text:p>0.3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13" office:value-type="float" office:value="1.35" calcext:value-type="float">
            <text:p>1.3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1.8" calcext:value-type="float">
            <text:p>1.8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13" office:value-type="float" office:value="1.2" calcext:value-type="float">
            <text:p>1.2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13" office:value-type="float" office:value="0.075" calcext:value-type="float">
            <text:p>0.07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9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13" office:value-type="float" office:value="0.25" calcext:value-type="float">
            <text:p>0.2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float" office:value="1.25" calcext:value-type="float">
            <text:p>1.2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13" office:value-type="float" office:value="2.6" calcext:value-type="float">
            <text:p>2.6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575" calcext:value-type="float">
            <text:p>0.575</text:p>
          </table:table-cell>
          <table:table-cell table:style-name="ce12" office:value-type="float" office:value="0.725" calcext:value-type="float">
            <text:p>0.725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2" calcext:value-type="float">
            <text:p>4.2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4" calcext:value-type="float">
            <text:p>0.4</text:p>
          </table:table-cell>
          <table:table-cell table:style-name="ce7" table:formula="of:=([.J93]/[.I93])*[.H93]"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.1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12" office:value-type="float" office:value="0.35" calcext:value-type="float">
            <text:p>0.35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0.125" calcext:value-type="float">
            <text:p>0.125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2" office:value-type="float" office:value="0.1" calcext:value-type="float">
            <text:p>0.1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2.2" calcext:value-type="float">
            <text:p>192.2</text:p>
          </table:table-cell>
          <table:table-cell table:number-columns-repeated="2"/>
          <table:table-cell table:style-name="ce4" office:value-type="float" office:value="153.76" calcext:value-type="float">
            <text:p>153.7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1" calcext:value-type="float">
            <text:p>241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600" calcext:value-type="float">
            <text:p>16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900" calcext:value-type="float">
            <text:p>19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4300" calcext:value-type="float">
            <text:p>4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3600" calcext:value-type="float">
            <text:p>36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600" calcext:value-type="float">
            <text:p>26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3300" calcext:value-type="float">
            <text:p>3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3300" calcext:value-type="float">
            <text:p>3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2400" calcext:value-type="float">
            <text:p>24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800" calcext:value-type="float">
            <text:p>18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2300" calcext:value-type="float">
            <text:p>2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1800" calcext:value-type="float">
            <text:p>18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0" calcext:value-type="float">
            <text:p>500</text:p>
          </table:table-cell>
          <table:table-cell table:formula="of:=[.B122]+[.C122]" office:value-type="float" office:value="1200" calcext:value-type="float">
            <text:p>12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.6" calcext:value-type="float">
            <text:p>17.6</text:p>
          </table:table-cell>
          <table:table-cell table:number-columns-repeated="2"/>
          <table:table-cell table:style-name="ce2" office:value-type="float" office:value="8.1" calcext:value-type="float">
            <text:p>8.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formula="of:=[.B123]+[.C123]" office:value-type="float" office:value="75" calcext:value-type="float">
            <text:p>7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.4" calcext:value-type="float">
            <text:p>22.4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formula="of:=[.B124]+[.C124]" office:value-type="float" office:value="2100" calcext:value-type="float">
            <text:p>21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.4" calcext:value-type="float">
            <text:p>14.4</text:p>
          </table:table-cell>
          <table:table-cell table:number-columns-repeated="2"/>
          <table:table-cell table:style-name="ce4" office:value-type="float" office:value="7.4" calcext:value-type="float">
            <text:p>7.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B125]+[.C125]"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formula="of:=[.B126]+[.C126]" office:value-type="float" office:value="75" calcext:value-type="float">
            <text:p>7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formula="of:=[.B127]+[.C127]" office:value-type="float" office:value="150" calcext:value-type="float">
            <text:p>1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formula="of:=[.B128]+[.C128]" office:value-type="float" office:value="25" calcext:value-type="float">
            <text:p>2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B129]+[.C129]"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00" calcext:value-type="float">
            <text:p>900</text:p>
          </table:table-cell>
          <table:table-cell table:formula="of:=[.B130]+[.C130]" office:value-type="float" office:value="2200" calcext:value-type="float">
            <text:p>22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office:value-type="float" office:value="3400" calcext:value-type="float">
            <text:p>34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0" calcext:value-type="float">
            <text:p>0</text:p>
          </table:table-cell>
          <table:table-cell table:formula="of:=[.B133]+[.C133]" office:value-type="float" office:value="175" calcext:value-type="float">
            <text:p>17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5" calcext:value-type="float">
            <text:p>75</text:p>
          </table:table-cell>
          <table:table-cell table:formula="of:=[.B134]+[.C134]"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50" calcext:value-type="float">
            <text:p>150</text:p>
          </table:table-cell>
          <table:table-cell table:formula="of:=[.B135]+[.C135]" office:value-type="float" office:value="1600" calcext:value-type="float">
            <text:p>16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2"/>
          <table:table-cell office:value-type="float" office:value="900" calcext:value-type="float">
            <text:p>9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office:value-type="float" office:value="25" calcext:value-type="float">
            <text:p>2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office:value-type="float" office:value="450" calcext:value-type="float">
            <text:p>4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formula="of:=[.B140]+[.C140]" office:value-type="float" office:value="800" calcext:value-type="float">
            <text:p>8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[.B141]+[.C141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.7" calcext:value-type="float">
            <text:p>23.7</text:p>
          </table:table-cell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office:value-type="float" office:value="3100" calcext:value-type="float">
            <text:p>31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2"/>
          <table:table-cell table:style-name="ce4" office:value-type="float" office:value="13.9" calcext:value-type="float">
            <text:p>13.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300" calcext:value-type="float">
            <text:p>1300</text:p>
          </table:table-cell>
          <table:table-cell office:value-type="float" office:value="4500" calcext:value-type="float">
            <text:p>45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9.5" calcext:value-type="float">
            <text:p>99.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600" calcext:value-type="float">
            <text:p>16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/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3200" calcext:value-type="float">
            <text:p>32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7:58:30.465922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6:15:22.887745545</meta:creation-date>
    <meta:generator>LibreOffice/5.1.6.2$Linux_X86_64 LibreOffice_project/10m0$Build-2</meta:generator>
    <dc:date>2017-06-29T17:59:57.453801583</dc:date>
    <meta:editing-duration>PT28M13S</meta:editing-duration>
    <meta:editing-cycles>20</meta:editing-cycles>
    <meta:document-statistic meta:table-count="1" meta:cell-count="823" meta:object-count="0"/>
  </office:meta>
</office:document-meta>
</file>